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E000003359FD8B1B00D88422A.png" manifest:media-type="image/png"/>
  <manifest:file-entry manifest:full-path="Pictures/1000000000000445000001FE825BF7FA3AF7B18E.png" manifest:media-type="image/png"/>
  <manifest:file-entry manifest:full-path="Pictures/100000000000067B00000296ADC74EE5349A6D66.png" manifest:media-type="image/png"/>
  <manifest:file-entry manifest:full-path="Pictures/10000000000005A40000029600FAA0CC9CD7B0FA.png" manifest:media-type="image/png"/>
  <manifest:file-entry manifest:full-path="Pictures/1000000000000469000001F9F0BE48CF91A90FD1.png" manifest:media-type="image/png"/>
  <manifest:file-entry manifest:full-path="Pictures/100000000000047A000001F52E964B5F30CC2FD3.png" manifest:media-type="image/png"/>
  <manifest:file-entry manifest:full-path="Pictures/10000000000004780000020CC539FEDE2DF042E4.png" manifest:media-type="image/png"/>
  <manifest:file-entry manifest:full-path="Pictures/10000000000003D90000011E3514DCA3A3A27C59.png" manifest:media-type="image/png"/>
  <manifest:file-entry manifest:full-path="Pictures/10000000000005FD000002961276E8E56A3F1E09.png" manifest:media-type="image/png"/>
  <manifest:file-entry manifest:full-path="Pictures/1000000000000176000000CF9445075397F21474.png" manifest:media-type="image/png"/>
  <manifest:file-entry manifest:full-path="Pictures/10000000000003270000022A62659B408B16E606.png" manifest:media-type="image/png"/>
  <manifest:file-entry manifest:full-path="Pictures/10000201000002A0000003096D71C51C51757209.png" manifest:media-type="image/png"/>
  <manifest:file-entry manifest:full-path="Pictures/100000000000032C00000231D1F17EA97C33055B.png" manifest:media-type="image/png"/>
  <manifest:file-entry manifest:full-path="Pictures/10000000000004770000021FA3A27BFD30011926.png" manifest:media-type="image/png"/>
  <manifest:file-entry manifest:full-path="Pictures/100000000000029B0000028C239D65EC5F531932.png" manifest:media-type="image/png"/>
  <manifest:file-entry manifest:full-path="Pictures/10000000000002920000028AB7125DB2133DD03F.png" manifest:media-type="image/png"/>
  <manifest:file-entry manifest:full-path="Pictures/1000000000000294000000F27124DBEE2CA77F76.png" manifest:media-type="image/png"/>
  <manifest:file-entry manifest:full-path="Pictures/100000000000042600000169DC713A81D9AC827D.png" manifest:media-type="image/png"/>
  <manifest:file-entry manifest:full-path="Pictures/100000000000047400000238447772674D718698.png" manifest:media-type="image/png"/>
  <manifest:file-entry manifest:full-path="Pictures/10000000000003860000014927ACA8D8DCFC8E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543cm, 0cm, 0cm, 1.297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228cm, 2.692cm, 1.38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75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433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65cm" fo:min-width="9.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45cm" fo:min-width="6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2.06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24cm, 0cm, 0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1.023cm, 6.737cm, 0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6.9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6.9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1.75cm" fo:min-width="6.9cm"/>
    </style:style>
    <style:style style:name="gr1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55cm" fo:min-width="6.6cm"/>
    </style:style>
    <style:style style:name="gr1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4.926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Latin Modern Math"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style:font-name="Latin Modern Math"/>
    </style:style>
    <style:style style:name="P9" style:family="paragraph">
      <loext:graphic-properties draw:fill-color="#ffffff"/>
      <style:paragraph-properties fo:text-align="center"/>
      <style:text-properties style:font-name="DejaVu Sans" fo:font-size="12pt" style:font-size-asian="12pt" style:font-size-complex="12pt"/>
    </style:style>
    <style:style style:name="P10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ffffff"/>
      <style:paragraph-properties fo:text-align="center"/>
      <style:text-properties fo:color="#ff0000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color="#009933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ffffff"/>
      <style:paragraph-properties fo:text-align="center"/>
      <style:text-properties fo:color="#009933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atin Modern Math" fo:font-size="14pt" style:font-size-asian="14pt" style:font-size-complex="14pt"/>
    </style:style>
    <style:style style:name="T4" style:family="text">
      <style:text-properties style:font-name="Latin Modern Math"/>
    </style:style>
    <style:style style:name="T5" style:family="text">
      <style:text-properties style:font-name="DejaVu Sans" fo:font-size="12pt" style:font-size-asian="12pt" style:font-size-complex="12pt"/>
    </style:style>
    <style:style style:name="T6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993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9cm" svg:height="6.1cm" svg:x="15.4cm" svg:y="2.9cm">
          <draw:image xlink:href="Pictures/100000000000032C00000231D1F17EA97C33055B.png" xlink:type="simple" xlink:show="embed" xlink:actuate="onLoad">
            <text:p/>
          </draw:image>
        </draw:frame>
        <draw:frame draw:style-name="gr2" draw:text-style-name="P1" draw:layer="layout" svg:width="10.399cm" svg:height="5.599cm" svg:x="1.9cm" svg:y="3.1cm">
          <draw:image xlink:href="Pictures/10000000000003270000022A62659B408B16E606.png" xlink:type="simple" xlink:show="embed" xlink:actuate="onLoad">
            <text:p/>
          </draw:image>
        </draw:frame>
        <draw:frame draw:style-name="gr3" draw:text-style-name="P2" draw:layer="layout" svg:width="8.9cm" svg:height="0.725cm" svg:x="2.7cm" svg:y="2.1cm">
          <draw:text-box>
            <text:p><text:span text:style-name="T1">1</text:span></text:p>
          </draw:text-box>
        </draw:frame>
        <draw:frame draw:style-name="gr3" draw:text-style-name="P2" draw:layer="layout" svg:width="8.9cm" svg:height="0.725cm" svg:x="15.625cm" svg:y="2.025cm">
          <draw:text-box>
            <text:p><text:span text:style-name="T1">2</text:span></text:p>
          </draw:text-box>
        </draw:frame>
      </draw:page>
      <draw:page draw:name="page2" draw:style-name="dp1" draw:master-page-name="Standard">
        <draw:frame draw:style-name="gr4" draw:text-style-name="P1" draw:layer="layout" svg:width="23.8cm" svg:height="6.91cm" svg:x="4.6cm" svg:y="2.4cm">
          <draw:image xlink:href="Pictures/10000000000003D90000011E3514DCA3A3A27C59.png" xlink:type="simple" xlink:show="embed" xlink:actuate="onLoad">
            <text:p/>
          </draw:image>
        </draw:frame>
      </draw:page>
      <draw:page draw:name="page3" draw:style-name="dp1" draw:master-page-name="Standard">
        <draw:frame draw:style-name="gr4" draw:text-style-name="P1" draw:layer="layout" svg:width="11.832cm" svg:height="13.681cm" svg:x="2.051cm" svg:y="3.6cm">
          <draw:image xlink:href="Pictures/10000201000002A0000003096D71C51C51757209.png" xlink:type="simple" xlink:show="embed" xlink:actuate="onLoad">
            <text:p/>
          </draw:image>
        </draw:frame>
        <draw:frame draw:style-name="gr5" draw:text-style-name="P3" draw:layer="layout" svg:width="6.1cm" svg:height="0.7cm" svg:x="18.8cm" svg:y="13.1cm">
          <draw:text-box>
            <text:p><text:span text:style-name="T2"><text:s/></text:span><text:span text:style-name="T2">Metzker M. (2010)</text:span></text:p>
          </draw:text-box>
        </draw:frame>
        <draw:frame draw:style-name="gr6" draw:text-style-name="P3" draw:layer="layout" svg:width="6.2cm" svg:height="0.683cm" svg:x="2.8cm" svg:y="18.3cm">
          <draw:text-box>
            <text:p><text:span text:style-name="T2">Bioinfo-fr.net</text:span></text:p>
          </draw:text-box>
        </draw:frame>
        <draw:frame draw:style-name="gr7" draw:text-style-name="P4" draw:layer="layout" svg:width="0.8cm" svg:height="0.962cm" svg:x="2.4cm" svg:y="2.1cm">
          <draw:text-box>
            <text:p>1</text:p>
          </draw:text-box>
        </draw:frame>
        <draw:frame draw:style-name="gr7" draw:text-style-name="P4" draw:layer="layout" svg:width="0.8cm" svg:height="0.962cm" svg:x="15.6cm" svg:y="2.4cm">
          <draw:text-box>
            <text:p>2</text:p>
          </draw:text-box>
        </draw:frame>
        <draw:frame draw:style-name="gr4" draw:text-style-name="P1" draw:layer="layout" svg:width="9.893cm" svg:height="5.475cm" svg:x="16.3cm" svg:y="5.7cm">
          <draw:image xlink:href="Pictures/1000000000000176000000CF9445075397F21474.png" xlink:type="simple" xlink:show="embed" xlink:actuate="onLoad">
            <text:p/>
          </draw:image>
        </draw:frame>
        <draw:frame draw:style-name="gr4" draw:text-style-name="P1" draw:layer="layout" svg:width="9.7cm" svg:height="5.368cm" svg:x="16.9cm" svg:y="6.132cm">
          <draw:image xlink:href="">
            <text:p/>
          </draw:image>
        </draw:frame>
      </draw:page>
      <draw:page draw:name="page4" draw:style-name="dp1" draw:master-page-name="Standard">
        <draw:frame draw:style-name="gr4" draw:text-style-name="P1" draw:layer="layout" svg:width="13.2cm" svg:height="12.904cm" svg:x="1.25cm" svg:y="2.974cm">
          <draw:image xlink:href="Pictures/100000000000029B0000028C239D65EC5F531932.png" xlink:type="simple" xlink:show="embed" xlink:actuate="onLoad">
            <text:p/>
          </draw:image>
        </draw:frame>
        <draw:frame draw:style-name="gr4" draw:text-style-name="P1" draw:layer="layout" svg:width="13.154cm" svg:height="12.994cm" svg:x="15.5cm" svg:y="3cm">
          <draw:image xlink:href="Pictures/10000000000002920000028AB7125DB2133DD03F.png" xlink:type="simple" xlink:show="embed" xlink:actuate="onLoad">
            <text:p/>
          </draw:image>
        </draw:frame>
      </draw:page>
      <draw:page draw:name="page5" draw:style-name="dp1" draw:master-page-name="Standard">
        <draw:frame draw:style-name="gr4" draw:text-style-name="P1" draw:layer="layout" svg:width="22.399cm" svg:height="7.613cm" svg:x="3.801cm" svg:y="10.6cm">
          <draw:image xlink:href="Pictures/100000000000042600000169DC713A81D9AC827D.png" xlink:type="simple" xlink:show="embed" xlink:actuate="onLoad">
            <text:p/>
          </draw:image>
        </draw:frame>
        <draw:custom-shape draw:style-name="gr8" draw:text-style-name="P6" draw:layer="layout" svg:width="9.6cm" svg:height="1.9cm" svg:x="4cm" svg:y="11cm">
          <text:p text:style-name="P5"><text:span text:style-name="T3">Cellules de souris (NIH-3T3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5cm" svg:height="0.7cm" svg:x="5.5cm" svg:y="12.6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9.2cm" svg:height="7.002cm" svg:x="5.8cm" svg:y="1.9cm">
          <draw:image xlink:href="Pictures/10000000000003860000014927ACA8D8DCFC8EBB.png" xlink:type="simple" xlink:show="embed" xlink:actuate="onLoad">
            <text:p/>
          </draw:image>
        </draw:frame>
        <draw:frame draw:style-name="gr7" draw:text-style-name="P8" draw:layer="layout" svg:width="0.8cm" svg:height="0.962cm" svg:x="7.3cm" svg:y="1.738cm">
          <draw:text-box>
            <text:p><text:span text:style-name="T4">1</text:span></text:p>
          </draw:text-box>
        </draw:frame>
        <draw:frame draw:style-name="gr7" draw:text-style-name="P8" draw:layer="layout" svg:width="0.8cm" svg:height="0.962cm" svg:x="3.2cm" svg:y="11.4cm">
          <draw:text-box>
            <text:p><text:span text:style-name="T4">2</text:span></text:p>
          </draw:text-box>
        </draw:frame>
      </draw:page>
      <draw:page draw:name="page6" draw:style-name="dp1" draw:master-page-name="Standard">
        <draw:frame draw:style-name="gr10" draw:text-style-name="P1" draw:layer="layout" svg:width="23.299cm" svg:height="10.009cm" svg:x="3.5cm" svg:y="0.291cm">
          <draw:image xlink:href="Pictures/100000000000047400000238447772674D718698.png" xlink:type="simple" xlink:show="embed" xlink:actuate="onLoad">
            <text:p/>
          </draw:image>
        </draw:frame>
        <draw:frame draw:style-name="gr4" draw:text-style-name="P1" draw:layer="layout" svg:width="22.174cm" svg:height="10.155cm" draw:transform="rotate (-0.00453785605518522) translate (4.046cm 10.2cm)">
          <draw:image xlink:href="Pictures/10000000000004780000020CC539FEDE2DF042E4.png" xlink:type="simple" xlink:show="embed" xlink:actuate="onLoad">
            <text:p/>
          </draw:image>
        </draw:frame>
      </draw:page>
      <draw:page draw:name="page7" draw:style-name="dp1" draw:master-page-name="Standard">
        <draw:frame draw:style-name="gr4" draw:text-style-name="P1" draw:layer="layout" svg:width="23.7cm" svg:height="10.359cm" svg:x="3.2cm" svg:y="0.2cm">
          <draw:image xlink:href="Pictures/100000000000047A000001F52E964B5F30CC2FD3.png" xlink:type="simple" xlink:show="embed" xlink:actuate="onLoad">
            <text:p/>
          </draw:image>
        </draw:frame>
        <draw:frame draw:style-name="gr4" draw:text-style-name="P1" draw:layer="layout" svg:width="21cm" svg:height="9.392cm" svg:x="3.9cm" svg:y="10.308cm">
          <draw:image xlink:href="Pictures/1000000000000469000001F9F0BE48CF91A90FD1.png" xlink:type="simple" xlink:show="embed" xlink:actuate="onLoad">
            <text:p/>
          </draw:image>
        </draw:frame>
        <draw:frame draw:style-name="gr11" draw:text-style-name="P4" draw:layer="layout" svg:width="10.3cm" svg:height="1.2cm" svg:x="1.1cm" svg:y="19cm">
          <draw:text-box>
            <text:p>3872pb</text:p>
          </draw:text-box>
        </draw:frame>
      </draw:page>
      <draw:page draw:name="page8" draw:style-name="dp1" draw:master-page-name="Standard">
        <draw:frame draw:style-name="gr4" draw:text-style-name="P1" draw:layer="layout" svg:width="23cm" svg:height="10.926cm" svg:x="3.5cm" svg:y="0.3cm">
          <draw:image xlink:href="Pictures/10000000000004770000021FA3A27BFD30011926.png" xlink:type="simple" xlink:show="embed" xlink:actuate="onLoad">
            <text:p/>
          </draw:image>
        </draw:frame>
        <draw:frame draw:style-name="gr11" draw:text-style-name="P4" draw:layer="layout" svg:width="10.3cm" svg:height="1.2cm" svg:x="1.1cm" svg:y="19cm">
          <draw:text-box>
            <text:p>2 392</text:p>
          </draw:text-box>
        </draw:frame>
      </draw:page>
      <draw:page draw:name="page9" draw:style-name="dp1" draw:master-page-name="Standard">
        <draw:frame draw:style-name="gr4" draw:text-style-name="P1" draw:layer="layout" svg:width="27.699cm" svg:height="12.697cm" svg:x="1.001cm" svg:y="1.3cm">
          <draw:image xlink:href="Pictures/10000000000005A40000029600FAA0CC9CD7B0FA.png" xlink:type="simple" xlink:show="embed" xlink:actuate="onLoad">
            <text:p/>
          </draw:image>
        </draw:frame>
      </draw:page>
      <draw:page draw:name="page10" draw:style-name="dp1" draw:master-page-name="Standard">
        <draw:frame draw:style-name="gr12" draw:text-style-name="P1" draw:layer="layout" svg:width="28.7cm" svg:height="8.9cm" svg:x="0.8cm" svg:y="0.1cm">
          <draw:image xlink:href="Pictures/100000000000067B00000296ADC74EE5349A6D66.png" xlink:type="simple" xlink:show="embed" xlink:actuate="onLoad">
            <text:p/>
          </draw:image>
        </draw:frame>
        <draw:frame draw:style-name="gr13" draw:text-style-name="P1" draw:layer="layout" svg:width="28.8cm" svg:height="7.359cm" svg:x="0.6cm" svg:y="9.1cm">
          <draw:image xlink:href="Pictures/10000000000005FD000002961276E8E56A3F1E09.png" xlink:type="simple" xlink:show="embed" xlink:actuate="onLoad">
            <text:p/>
          </draw:image>
        </draw:frame>
        <draw:frame draw:style-name="gr11" draw:text-style-name="P8" draw:layer="layout" svg:width="1.1cm" svg:height="1.2cm" svg:x="0.5cm" svg:y="0.2cm">
          <draw:text-box>
            <text:p><text:span text:style-name="T4">A</text:span></text:p>
          </draw:text-box>
        </draw:frame>
        <draw:frame draw:style-name="gr11" draw:text-style-name="P8" draw:layer="layout" svg:width="1.1cm" svg:height="1.2cm" svg:x="0.3cm" svg:y="8.8cm">
          <draw:text-box>
            <text:p><text:span text:style-name="T4">B</text:span></text:p>
          </draw:text-box>
        </draw:frame>
        <draw:custom-shape draw:style-name="gr14" draw:text-style-name="P7" draw:layer="layout" svg:width="7.4cm" svg:height="1cm" svg:x="12.7cm" svg:y="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7.4cm" svg:height="1cm" svg:x="12.6cm" svg:y="5.6cm">
          <text:p text:style-name="P5"><text:span text:style-name="T5">Eléments répété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7.4cm" svg:height="12cm" svg:x="27.5cm" svg:y="8.4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Standard">
        <draw:frame draw:style-name="gr17" draw:text-style-name="P5" draw:layer="layout" svg:width="17.459cm" svg:height="6.401cm" svg:x="1.611cm" svg:y="5.001cm">
          <draw:image xlink:href="Pictures/1000000000000294000000F27124DBEE2CA77F76.png" xlink:type="simple" xlink:show="embed" xlink:actuate="onLoad">
            <text:p/>
          </draw:image>
        </draw:frame>
        <draw:custom-shape draw:style-name="gr18" draw:text-style-name="P11" draw:layer="layout" svg:width="7.1cm" svg:height="1.8cm" svg:x="3.2cm" svg:y="9.7cm">
          <text:p text:style-name="P10"><text:span text:style-name="T6">Satellites majeur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7.1cm" svg:height="1.8cm" svg:x="11.7cm" svg:y="9.7cm">
          <text:p text:style-name="P12"><text:span text:style-name="T7">Satellites mineurs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Standard">
        <draw:frame draw:style-name="gr19" draw:text-style-name="P5" draw:layer="layout" svg:width="13.399cm" svg:height="12.924cm" svg:x="16.101cm" svg:y="0.676cm">
          <draw:image xlink:href="Pictures/1000000000000445000001FE825BF7FA3AF7B18E.png" xlink:type="simple" xlink:show="embed" xlink:actuate="onLoad">
            <text:p/>
          </draw:image>
        </draw:frame>
        <draw:frame draw:style-name="gr17" draw:text-style-name="P5" draw:layer="layout" svg:width="12.637cm" svg:height="12.5cm" svg:x="3.567cm" svg:y="0.6cm">
          <draw:image xlink:href="Pictures/100000000000033E000003359FD8B1B00D88422A.png" xlink:type="simple" xlink:show="embed" xlink:actuate="onLoad">
            <text:p/>
          </draw:image>
        </draw:frame>
        <draw:frame draw:style-name="gr11" draw:text-style-name="P8" draw:layer="layout" svg:width="1.1cm" svg:height="1.2cm" svg:x="4.5cm" svg:y="0.5cm">
          <draw:text-box>
            <text:p><text:span text:style-name="T4">A</text:span></text:p>
          </draw:text-box>
        </draw:frame>
        <draw:frame draw:style-name="gr11" draw:text-style-name="P8" draw:layer="layout" svg:width="1.1cm" svg:height="1.2cm" svg:x="17.2cm" svg:y="0.2cm">
          <draw:text-box>
            <text:p><text:span text:style-name="T4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11:39:49.881926208</meta:creation-date>
    <dc:date>2018-07-12T15:17:00.921889997</dc:date>
    <meta:editing-duration>PT4H30M16S</meta:editing-duration>
    <meta:editing-cycles>11</meta:editing-cycles>
    <meta:generator>LibreOffice/5.2.7.2$Linux_X86_64 LibreOffice_project/20m0$Build-2</meta:generator>
    <meta:print-date>2018-07-10T12:09:01.988105896</meta:print-date>
    <meta:document-statistic meta:object-count="42"/>
  </office:meta>
</office:document-meta>
</file>